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fo:font-size="12pt" officeooo:rsid="0009d96b" officeooo:paragraph-rsid="0009d96b" style:font-size-asian="12pt" style:font-size-complex="12pt"/>
    </style:style>
    <style:style style:name="P2" style:family="paragraph" style:parent-style-name="Standard">
      <style:text-properties style:font-name="Abyssinica SIL" fo:font-size="12pt" officeooo:rsid="00075109" officeooo:paragraph-rsid="000b681f" style:font-size-asian="12pt" style:font-size-complex="12pt"/>
    </style:style>
    <style:style style:name="P3" style:family="paragraph" style:parent-style-name="Standard">
      <style:text-properties style:font-name="Abyssinica SIL" fo:font-size="12pt" officeooo:rsid="00075109" officeooo:paragraph-rsid="0009d96b" style:font-size-asian="12pt" style:font-size-complex="12pt"/>
    </style:style>
    <style:style style:name="P4" style:family="paragraph" style:parent-style-name="Standard">
      <style:text-properties style:font-name="Abyssinica SIL" fo:font-size="12pt" officeooo:rsid="000b681f" officeooo:paragraph-rsid="000b681f" style:font-size-asian="12pt" style:font-size-complex="12pt"/>
    </style:style>
    <style:style style:name="P5" style:family="paragraph" style:parent-style-name="Standard">
      <style:text-properties style:font-name="Abyssinica SIL" fo:font-size="12pt" officeooo:rsid="000b681f" officeooo:paragraph-rsid="000bcf5a" style:font-size-asian="12pt" style:font-size-complex="12pt"/>
    </style:style>
    <style:style style:name="P6" style:family="paragraph" style:parent-style-name="Standard">
      <style:text-properties style:font-name="Abyssinica SIL" fo:font-size="12pt" officeooo:rsid="000bcf5a" officeooo:paragraph-rsid="000c4da4" style:font-size-asian="12pt" style:font-size-complex="12pt"/>
    </style:style>
    <style:style style:name="P7" style:family="paragraph" style:parent-style-name="Standard">
      <style:text-properties style:font-name="Abyssinica SIL" fo:font-size="12pt" officeooo:rsid="000bcf5a" officeooo:paragraph-rsid="000fb58b" style:font-size-asian="12pt" style:font-size-complex="12pt"/>
    </style:style>
    <style:style style:name="P8" style:family="paragraph" style:parent-style-name="Standard">
      <style:text-properties style:font-name="Abyssinica SIL" fo:font-size="12pt" officeooo:rsid="000dea1b" officeooo:paragraph-rsid="000bcf5a" style:font-size-asian="12pt" style:font-size-complex="12pt"/>
    </style:style>
    <style:style style:name="P9" style:family="paragraph" style:parent-style-name="Standard">
      <style:text-properties style:font-name="Abyssinica SIL" fo:font-size="12pt" officeooo:rsid="000fb58b" officeooo:paragraph-rsid="000dea1b" style:font-size-asian="12pt" style:font-size-complex="12pt"/>
    </style:style>
    <style:style style:name="P10" style:family="paragraph" style:parent-style-name="Standard">
      <style:text-properties style:font-name="Abyssinica SIL" fo:font-size="12pt" fo:font-style="normal" fo:font-weight="normal" officeooo:rsid="0009d96b" officeooo:paragraph-rsid="0011077d" style:font-size-asian="12pt" style:font-style-asian="normal" style:font-weight-asian="normal" style:font-size-complex="12pt" style:font-style-complex="normal" style:font-weight-complex="normal"/>
    </style:style>
    <style:style style:name="P11" style:family="paragraph" style:parent-style-name="Standard">
      <style:text-properties style:font-name="Abyssinica SIL" fo:font-size="12pt" fo:font-style="normal" fo:font-weight="normal" officeooo:rsid="0009d96b" officeooo:paragraph-rsid="000b681f" style:font-size-asian="12pt" style:font-style-asian="normal" style:font-weight-asian="normal" style:font-size-complex="12pt" style:font-style-complex="normal" style:font-weight-complex="normal"/>
    </style:style>
    <style:style style:name="P12" style:family="paragraph" style:parent-style-name="Standard">
      <style:text-properties style:font-name="Abyssinica SIL" fo:font-size="12pt" fo:font-style="normal" fo:font-weight="normal" officeooo:rsid="0011077d" officeooo:paragraph-rsid="0011077d" style:font-size-asian="12pt" style:font-style-asian="normal" style:font-weight-asian="normal" style:font-size-complex="12pt" style:font-style-complex="normal" style:font-weight-complex="normal"/>
    </style:style>
    <style:style style:name="P13" style:family="paragraph" style:parent-style-name="Standard">
      <style:text-properties style:font-name="Abyssinica SIL" fo:font-size="14pt" officeooo:rsid="00075109" officeooo:paragraph-rsid="00075109" style:font-size-asian="12.25pt" style:font-size-complex="14pt"/>
    </style:style>
    <style:style style:name="P14" style:family="paragraph" style:parent-style-name="Standard">
      <style:text-properties style:font-name="Abyssinica SIL" fo:font-size="14pt" officeooo:rsid="000b681f" officeooo:paragraph-rsid="000dea1b" style:font-size-asian="12.25pt" style:font-size-complex="14pt"/>
    </style:style>
    <style:style style:name="P15" style:family="paragraph" style:parent-style-name="Standard">
      <style:text-properties style:font-name="Abyssinica SIL" fo:font-size="14pt" fo:font-style="normal" fo:font-weight="bold" officeooo:rsid="000b681f" officeooo:paragraph-rsid="000b681f" style:font-size-asian="12.25pt" style:font-style-asian="normal" style:font-weight-asian="bold" style:font-size-complex="14pt" style:font-style-complex="normal" style:font-weight-complex="bold"/>
    </style:style>
    <style:style style:name="P16" style:family="paragraph" style:parent-style-name="Standard">
      <style:text-properties style:font-name="Abyssinica SIL" fo:font-size="14pt" fo:font-style="normal" fo:font-weight="bold" officeooo:rsid="0011077d" officeooo:paragraph-rsid="0011077d" style:font-size-asian="12.25pt" style:font-style-asian="normal" style:font-weight-asian="bold" style:font-size-complex="14pt" style:font-style-complex="normal" style:font-weight-complex="bold"/>
    </style:style>
    <style:style style:name="P17" style:family="paragraph" style:parent-style-name="Standard">
      <style:text-properties style:font-name="Abyssinica SIL" fo:font-size="14pt" fo:font-weight="bold" officeooo:rsid="000fb58b" officeooo:paragraph-rsid="000fb58b" style:font-size-asian="12.25pt" style:font-weight-asian="bold" style:font-size-complex="14pt" style:font-weight-complex="bold"/>
    </style:style>
    <style:style style:name="P18" style:family="paragraph" style:parent-style-name="Standard">
      <style:text-properties fo:font-weight="bold" officeooo:paragraph-rsid="000b681f" style:font-weight-asian="bold" style:font-weight-complex="bold"/>
    </style:style>
    <style:style style:name="P19" style:family="paragraph" style:parent-style-name="Standard">
      <style:text-properties officeooo:paragraph-rsid="000dea1b"/>
    </style:style>
    <style:style style:name="P20" style:family="paragraph" style:parent-style-name="Standard" style:list-style-name="L1">
      <style:text-properties style:font-name="Abyssinica SIL" fo:font-size="12pt" officeooo:rsid="00075109" officeooo:paragraph-rsid="000b681f" style:font-size-asian="12pt" style:font-size-complex="12pt"/>
    </style:style>
    <style:style style:name="P21" style:family="paragraph" style:parent-style-name="Standard" style:list-style-name="L2">
      <style:text-properties style:font-name="Abyssinica SIL" fo:font-size="14pt" officeooo:rsid="000b681f" officeooo:paragraph-rsid="000dea1b" style:font-size-asian="12.25pt" style:font-size-complex="14pt"/>
    </style:style>
    <style:style style:name="P22" style:family="paragraph" style:parent-style-name="Standard" style:list-style-name="L2">
      <style:text-properties officeooo:paragraph-rsid="000fb58b"/>
    </style:style>
    <style:style style:name="T1" style:family="text">
      <style:text-properties officeooo:rsid="0009d96b"/>
    </style:style>
    <style:style style:name="T2" style:family="text">
      <style:text-properties style:font-name="Abyssinica SIL" fo:font-size="12pt" officeooo:rsid="000b681f" style:font-size-asian="12pt" style:font-size-complex="12pt"/>
    </style:style>
    <style:style style:name="T3" style:family="text">
      <style:text-properties style:font-name="Abyssinica SIL" fo:font-size="12pt" officeooo:rsid="000c4da4" style:font-size-asian="12pt" style:font-size-complex="12pt"/>
    </style:style>
    <style:style style:name="T4" style:family="text">
      <style:text-properties style:font-name="Abyssinica SIL" fo:font-size="12pt" officeooo:rsid="000bcf5a" style:font-size-asian="12pt" style:font-size-complex="12pt"/>
    </style:style>
    <style:style style:name="T5" style:family="text">
      <style:text-properties style:font-name="Abyssinica SIL" fo:font-size="12pt" officeooo:rsid="00075109" style:font-size-asian="12pt" style:font-size-complex="12pt"/>
    </style:style>
    <style:style style:name="T6" style:family="text">
      <style:text-properties style:font-name="Abyssinica SIL" fo:font-size="12pt" officeooo:rsid="000dea1b" style:font-size-asian="12pt" style:font-size-complex="12pt"/>
    </style:style>
    <style:style style:name="T7" style:family="text">
      <style:text-properties style:font-name="Abyssinica SIL" fo:font-size="12pt" officeooo:rsid="000fb58b" style:font-size-asian="12pt" style:font-size-complex="12pt"/>
    </style:style>
    <style:style style:name="T8" style:family="text">
      <style:text-properties style:font-name="Abyssinica SIL" fo:font-size="12pt" officeooo:rsid="0012e0e2" style:font-size-asian="12pt" style:font-size-complex="12pt"/>
    </style:style>
    <style:style style:name="T9" style:family="text">
      <style:text-properties style:font-name="Abyssinica SIL" fo:font-size="14pt" officeooo:rsid="000b681f" style:font-size-asian="12.25pt" style:font-size-complex="14pt"/>
    </style:style>
    <style:style style:name="T10" style:family="text">
      <style:text-properties officeooo:rsid="000b681f"/>
    </style:style>
    <style:style style:name="T11" style:family="text">
      <style:text-properties fo:font-size="12pt" style:font-size-asian="12pt" style:font-size-complex="12pt"/>
    </style:style>
    <style:style style:name="T12" style:family="text">
      <style:text-properties fo:font-size="12pt" officeooo:rsid="000bcf5a" style:font-size-asian="12pt" style:font-size-complex="12pt"/>
    </style:style>
    <style:style style:name="T13" style:family="text">
      <style:text-properties fo:font-size="12pt" officeooo:rsid="000dea1b" style:font-size-asian="12pt" style:font-size-complex="12pt"/>
    </style:style>
    <style:style style:name="T14" style:family="text">
      <style:text-properties fo:font-size="12pt" officeooo:rsid="000fb58b" style:font-size-asian="12pt" style:font-size-complex="12pt"/>
    </style:style>
    <style:style style:name="T15" style:family="text">
      <style:text-properties fo:font-weight="normal" style:font-weight-asian="normal" style:font-weight-complex="normal"/>
    </style:style>
    <style:style style:name="T16" style:family="text">
      <style:text-properties officeooo:rsid="000fb58b"/>
    </style:style>
    <style:style style:name="T17" style:family="text">
      <style:text-properties officeooo:rsid="0011077d"/>
    </style:style>
    <style:style style:name="T18" style:family="text">
      <style:text-properties officeooo:rsid="001139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formatik</text:p>
      <text:p text:style-name="P16"/>
      <text:p text:style-name="P10">In der Informatik ist das <text:span text:style-name="T17">Smartphone</text:span> die zentrale Komponente. Dieses <text:span text:style-name="T17">regelt nicht nur die Kommunikation nach aussen über das Internet, sondern auch der Informationsaustausch mit dem Mikrocontroller, welcher den Motor steuert. </text:span></text:p>
      <text:p text:style-name="P12"/>
      <text:p text:style-name="P12">Eine Android-App mit im Spiel zu haben, bietet einige Vorteile. Zum einen gibt es eine exzellente, ausführlichen Dokumentation von Android. Zum anderen können auf <text:span text:style-name="T18">eine ganze Palette von </text:span>Bibliotheksfunktionen zugegriffen werden. <text:span text:style-name="T18">Viele Funktionen werden ja von Android Apps sowieso typischerweise gebraucht. Man denke an </text:span>Bluetooth Komponenten, <text:span text:style-name="T18">Kamera Interface </text:span><text:s/>oder eine Implementation des Websocket-Protokolls. </text:p>
      <text:p text:style-name="P10"/>
      <text:p text:style-name="P11"/>
      <text:p text:style-name="P15">Webserver</text:p>
      <text:p text:style-name="P13"/>
      <text:p text:style-name="P14"><text:span text:style-name="T12">Eine erste Analyse der Situation </text:span><text:span text:style-name="T13">ergab folgendes Szenario.</text:span></text:p>
      <text:p text:style-name="P1"><text:span text:style-name="T10">Der Webserver sollte </text:span>hochperformant <text:span text:style-name="T10">sein, und das </text:span>auch <text:span text:style-name="T10">bei</text:span> <text:span text:style-name="T16">relativ hoher Last von </text:span>zweihundert Clients. <text:span text:style-name="T10">Die Webseite zeigt Statusinformationen des Fahrzeugs an. </text:span></text:p>
      <text:p text:style-name="P4">Diese Informationen werden in quasi Echtzeit aktualisiert. <text:span text:style-name="T1">Basierend auf dieser Prämisse sind eigne Designentscheide gefällt worden. Zum Beispiel wurde für das Backend fastapi verwendet. Fastapi ist ein hochperformantes web Framework. Es bietet ein Schnittstelle für Python Webserver, die asynchronen Code ausführen können. Fastapi wurde von flask inspiriert[ ]. [ ] Dieser Zuwachs von Performance lässt sich darauf zurückzuführen, dass das Framework ASGI basiert ist. </text:span>Das ist ein Protokoll, welches asynchronen Code erlaubt auf dem Webserver. </text:p>
      <text:p text:style-name="P2"/>
      <text:list xml:id="list463005230" text:style-name="L1">
        <text:list-item>
          <text:p text:style-name="P20">Lightweight (kein javascrip<text:span text:style-name="T1">t</text:span>)</text:p>
        </text:list-item>
        <text:list-item>
          <text:p text:style-name="P20">Bilder, welche angezeigt werden, so klein wie möglich. </text:p>
        </text:list-item>
      </text:list>
      <text:p text:style-name="P2"/>
      <text:p text:style-name="P4"/>
      <text:p text:style-name="P18"><text:span text:style-name="T9">Websockets ‐ </text:span><text:span text:style-name="T2">Ein fundamentaler Designentscheid</text:span></text:p>
      <text:p text:style-name="P8"/>
      <text:p text:style-name="P19"><text:span text:style-name="T5">Websockets </text:span><text:span text:style-name="T6">werden verwendet, zwecks Aufrechterhaltung der </text:span><text:span text:style-name="T5">bidirektionale</text:span><text:span text:style-name="T6">n</text:span><text:span text:style-name="T5"> Kommunikation zwischen Smartphone und Webserver. </text:span><text:span text:style-name="T6">Theoretisch hätten auch einfach HTTP-Requests verwendet werden können. Doch liegen </text:span><text:span text:style-name="T7">t</text:span><text:span text:style-name="T15">riftige</text:span><text:span text:style-name="T6"> Gründe </text:span><text:span text:style-name="T7">vor, Websockets zu verwenden. </text:span></text:p>
      <text:p text:style-name="P9"/>
      <text:list xml:id="list1067284073" text:style-name="L2">
        <text:list-item>
          <text:p text:style-name="P21"><text:span text:style-name="T11">Es </text:span><text:span text:style-name="T12">werden</text:span><text:span text:style-name="T11"> fort</text:span><text:span text:style-name="T13">laufend</text:span><text:span text:style-name="T11"> neue Informationen angezeigt. </text:span><text:span text:style-name="T13">Das Handy schickt Statusupdates, wenn es eine neue Situation gibt. Zum Beispiel wird ein der QR Code erkannt. Sobald das App </text:span><text:span text:style-name="T14">das merkt</text:span><text:span text:style-name="T13">, </text:span><text:span text:style-name="T14">wird auf der Website protokolliert</text:span><text:span text:style-name="T13"> «QR Code erfolgreich erkannt.»</text:span></text:p>
          <text:p text:style-name="P21"><text:span text:style-name="T13">Eine Schlüsselerkenntnis ist: Pro Update ändert sich immer nur sehr wenig, bezogen auf die Menge an Inhalt auf der ganzen Website. Folglich wäre es unermesslich ineffizient, die Seite komplett neu zu laden. </text:span><text:span text:style-name="T14">Nur ein kleiner Teil der Website wird jeweils aktualisiert. Mit Websockets lässt sich dafür eine geeignete Architektur implementieren. </text:span></text:p>
        </text:list-item>
      </text:list>
      <text:p text:style-name="P4"><text:soft-page-break/></text:p>
      <text:list xml:id="list112144199949346" text:continue-numbering="true" text:style-name="L2">
        <text:list-item>
          <text:p text:style-name="P22"><text:span text:style-name="T7">Ein weitere Grund ist ganz einfach </text:span><text:span text:style-name="T8">Geschwindigkeit</text:span><text:span text:style-name="T7">. </text:span><text:span text:style-name="T4">Der</text:span><text:span text:style-name="T2"> Benutzer </text:span><text:span text:style-name="T4">soll die Website als schnell empfinden</text:span><text:span text:style-name="T2">. </text:span><text:span text:style-name="T3">Eine </text:span><text:span text:style-name="T4">Studie von Google </text:span><text:span text:style-name="T3">deutet darauf hin</text:span><text:span text:style-name="T4">, </text:span><text:span text:style-name="T3">dass 53% aller Besuche auf Webseiten von Mobiltelefon aus abgebrochen werden,</text:span><text:span text:style-name="T4"> </text:span><text:span text:style-name="T3">wenn diese </text:span><text:span text:style-name="T4">länger als 3 Sekunden zum Laden braucht. </text:span><text:span text:style-name="T3">(</text:span><text:span text:style-name="T11">“Mobile Site Abandonment After Delayed Load Time.”</text:span><text:span text:style-name="T4">, </text:span><text:span text:style-name="T3">2016) </text:span><text:span text:style-name="T7">Fakt ist, dass Websockets schneller sind als simple HTTP-Requests. Ein Grund dafür ist, dass der Handshake nur beim ersten mal gemacht werden muss, und fortan nicht mehr (bis die Verbindung abgebrochen wird). </text:span></text:p>
        </text:list-item>
      </text:list>
      <text:p text:style-name="P6"/>
      <text:p text:style-name="P5"/>
      <text:p text:style-name="P5"/>
      <text:p text:style-name="P17">Hardwarenahe Kommunikation mit dem ESP</text:p>
      <text:p text:style-name="P7"><text:span text:style-name="T15">Das App kommuniziert mit dem ESP-Modul über Bluetooth. Die </text:span>Übertragungsgeschwindigkeit ist völlig ausreichend für unseren Zweck. Das App signalisiert wann angehalten werden muss. <text:span text:style-name="T17">Das geschieht bei einem externen Event, zum Beispiel wenn ein QR-Code erkannt wurde. Falls das der Fall ist, wird das dem ESP per Bluetooth direkt mitgeteil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1:18:36.975733467</meta:creation-date>
    <dc:date>2021-11-04T11:21:42.988832995</dc:date>
    <meta:editing-duration>PT50M41S</meta:editing-duration>
    <meta:editing-cycles>7</meta:editing-cycles>
    <meta:generator>LibreOffice/6.0.7.3$Linux_X86_64 LibreOffice_project/00m0$Build-3</meta:generator>
    <meta:document-statistic meta:table-count="0" meta:image-count="0" meta:object-count="0" meta:page-count="2" meta:paragraph-count="16" meta:word-count="464" meta:character-count="3321" meta:non-whitespace-character-count="2868"/>
  </office:meta>
</office:document-meta>
</file>